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2" office:value-type="string">
            <text:p>Nature of Call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4" office:value-type="string">
            <text:p>911 Hang-up</text:p>
          </table:table-cell>
          <table:table-cell table:style-name="ce25" office:value-type="float" office:value="10679">
            <text:p>10,679</text:p>
          </table:table-cell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2" office:value-type="string">
            <text:p>See Complainant</text:p>
          </table:table-cell>
          <table:table-cell table:style-name="ce25" office:value-type="float" office:value="5662">
            <text:p>5,662</text:p>
          </table:table-cell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2" office:value-type="string">
            <text:p>Alarm, Burglary</text:p>
          </table:table-cell>
          <table:table-cell table:style-name="ce25" office:value-type="float" office:value="3560">
            <text:p>3,560</text:p>
          </table:table-cell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2" office:value-type="string">
            <text:p>Disturbance</text:p>
          </table:table-cell>
          <table:table-cell table:style-name="ce25" office:value-type="float" office:value="3243">
            <text:p>3,243</text:p>
          </table:table-cell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2" office:value-type="string">
            <text:p>Animal Control Call</text:p>
          </table:table-cell>
          <table:table-cell table:style-name="ce25" office:value-type="float" office:value="2490">
            <text:p>2,490</text:p>
          </table:table-cell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2" office:value-type="string">
            <text:p>Suspicious Person</text:p>
          </table:table-cell>
          <table:table-cell table:style-name="ce25" office:value-type="float" office:value="2439">
            <text:p>2,439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7" office:value-type="string">
            <text:p>Auto Accident</text:p>
          </table:table-cell>
          <table:table-cell table:style-name="ce25" office:value-type="float" office:value="2406">
            <text:p>2,406</text:p>
          </table:table-cell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24" office:value-type="string">
            <text:p>Reckless Driver</text:p>
          </table:table-cell>
          <table:table-cell table:style-name="ce25" office:value-type="float" office:value="1861">
            <text:p>1,861</text:p>
          </table:table-cell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27" office:value-type="string">
            <text:p>Larceny</text:p>
          </table:table-cell>
          <table:table-cell table:style-name="ce25" office:value-type="float" office:value="1631">
            <text:p>1,631</text:p>
          </table:table-cell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4" office:value-type="string">
            <text:p>Checking Building</text:p>
          </table:table-cell>
          <table:table-cell table:style-name="ce25" office:value-type="float" office:value="1574">
            <text:p>1,5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